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typeConverter.printAnySimpleType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Double( String lexicalXSDDou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Float( floa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setDatatypeConverter( DatatypeConverterInterface conver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atatypeConverter.printUnsignedInt( lo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Float( String lexicalXSDFlo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QName( QName val , NamespaceContext n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String( Stri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Datatyp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tatypeConverter.parseQName( String lexicalXSDQName , NamespaceContext ns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Long( long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HexBinary( String lexicalXSDHex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AnySimpleType( String lexicalXSDAnySimpl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Base64Binary( byte val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Byte( String lexicalXSDBy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UnsignedShort( String lexicalXSDUnsigned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UnsignedInt( String lexicalXSDUnsigned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Boolean( String lexicalXSDBool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Date( Calenda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Long( String lexicalXSDLo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Integer( String lexicalXSDInte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DateTime( String lexicalXSDDat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Short( String lexicalXSDSh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Int( String lexicalXSD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Time( String lexicalXSD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Date( String lexicalXSD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Boolean( boolean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In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Base64Binary( String lexicalXSDBase64Bin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UnsignedShort( in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HexBinary( byte val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Time( Calenda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Integer( BigIntege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String( String lexicalXSD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Byte( byt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Double( double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DateTime( Calenda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arseDecimal( String lexicalXSDDecim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Decimal( BigDecimal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typeConverter.printShort( shor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